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300000082521F3FDF2FD292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officeooo:rsid="000f761c" style:font-style-asian="normal" style:font-style-complex="normal"/>
    </style:style>
    <style:style style:name="T6" style:family="text">
      <style:text-properties officeooo:rsid="0012c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4">Instalación Git:</text:p>
      <text:p text:style-name="P8">Para la instalación de Git en un <text:span text:style-name="T4">sistema Linux </text:span><text:span text:style-name="T2">(con distribución Debian, Ubuntu)</text:span> solo hace falta el siguiente comando:</text:p>
      <text:p text:style-name="P8">sudo apt-get install git</text:p>
      <text:p text:style-name="P8"/>
      <text:p text:style-name="P8">Para la instalación de Git en un <text:span text:style-name="T4">sistema Windows </text:span><text:span text:style-name="T5">tendríamos que dirigirnos a </text:span><text:a xlink:type="simple" xlink:href="https://git-scm.com/downloads" text:style-name="Internet_20_link" text:visited-style-name="Visited_20_Internet_20_Link"><text:span text:style-name="T5">https://git-scm.com/downloads</text:span></text:a><text:span text:style-name="T5"> y descargarnos la versión para Windows.</text:span></text:p>
      <text:p text:style-name="P10"/>
      <text:p text:style-name="P7">Instalación Atom:</text:p>
      <text:p text:style-name="P9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9"/>
      <text:p text:style-name="P5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6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6">He creado la carpeta </text:span><text:span text:style-name="T3">‘imágenes’</text:span><text:span text:style-name="T6"> para ir metiendo las <text:tab/>imágenes del proyecto y creare una nueva rama para <text:tab/>poner dos proyectos con distintas imáge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09-30T14:13:04.707014506</dc:date>
    <meta:editing-duration>PT45M27S</meta:editing-duration>
    <meta:editing-cycles>6</meta:editing-cycles>
    <meta:generator>LibreOffice/6.0.3.2$Linux_X86_64 LibreOffice_project/00m0$Build-2</meta:generator>
    <meta:document-statistic meta:table-count="0" meta:image-count="1" meta:object-count="0" meta:page-count="1" meta:paragraph-count="14" meta:word-count="205" meta:character-count="1306" meta:non-whitespace-character-count="1109"/>
  </office:meta>
</office:document-meta>
</file>